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able_20_Contents">
      <style:text-properties style:font-name="arial"/>
    </style:style>
    <style:style style:name="P2" style:family="paragraph" style:parent-style-name="Standard">
      <style:paragraph-properties fo:text-align="end" style:justify-single-word="false"/>
      <style:text-properties style:font-name="arial" officeooo:rsid="0002c031" officeooo:paragraph-rsid="000c1f57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fo:font-weight="bold" officeooo:rsid="0002c031" officeooo:paragraph-rsid="000e211c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rial" officeooo:rsid="001097b8" officeooo:paragraph-rsid="001f768d"/>
    </style:style>
    <style:style style:name="P5" style:family="paragraph" style:parent-style-name="Standard">
      <style:text-properties style:font-name="arial" officeooo:rsid="0012a137" officeooo:paragraph-rsid="001f768d"/>
    </style:style>
    <style:style style:name="P6" style:family="paragraph" style:parent-style-name="Standard">
      <style:paragraph-properties fo:line-height="115%" style:writing-mode="page"/>
      <style:text-properties style:font-name="arial" officeooo:rsid="0002c031" officeooo:paragraph-rsid="000c1f57"/>
    </style:style>
    <style:style style:name="P7" style:family="paragraph" style:parent-style-name="Standard">
      <style:paragraph-properties fo:line-height="115%" style:writing-mode="page"/>
      <style:text-properties style:font-name="arial" officeooo:rsid="001097b8" officeooo:paragraph-rsid="00222e40"/>
    </style:style>
    <style:style style:name="P8" style:family="paragraph" style:parent-style-name="Standard">
      <style:paragraph-properties fo:line-height="115%" style:writing-mode="page"/>
      <style:text-properties style:font-name="arial" officeooo:rsid="0012a137" officeooo:paragraph-rsid="00222e40"/>
    </style:style>
    <style:style style:name="P9" style:family="paragraph" style:parent-style-name="Standard">
      <style:paragraph-properties fo:line-height="115%" style:writing-mode="page"/>
      <style:text-properties style:font-name="arial" officeooo:rsid="0014323d" officeooo:paragraph-rsid="0017d172"/>
    </style:style>
    <style:style style:name="P10" style:family="paragraph" style:parent-style-name="Standard">
      <style:paragraph-properties fo:line-height="115%" style:writing-mode="page"/>
      <style:text-properties style:font-name="arial" officeooo:rsid="0018f56d" officeooo:paragraph-rsid="0018f56d"/>
    </style:style>
    <style:style style:name="P11" style:family="paragraph" style:parent-style-name="Standard">
      <style:paragraph-properties fo:line-height="115%" style:writing-mode="page"/>
      <style:text-properties style:font-name="arial" officeooo:rsid="0019efe6" officeooo:paragraph-rsid="0019efe6"/>
    </style:style>
    <style:style style:name="T1" style:family="text">
      <style:text-properties officeooo:rsid="000ffb2b"/>
    </style:style>
    <style:style style:name="T2" style:family="text">
      <style:text-properties officeooo:rsid="0016dbde"/>
    </style:style>
    <style:style style:name="T3" style:family="text">
      <style:text-properties officeooo:rsid="001a6ec6"/>
    </style:style>
    <style:style style:name="T4" style:family="text">
      <style:text-properties officeooo:rsid="001aad8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ffb2b" style:font-weight-asian="bold" style:font-weight-complex="bold"/>
    </style:style>
    <style:style style:name="T7" style:family="text">
      <style:text-properties fo:font-weight="bold" officeooo:rsid="001a6ec6" style:font-weight-asian="bold" style:font-weight-complex="bold"/>
    </style:style>
    <style:style style:name="T8" style:family="text">
      <style:text-properties fo:font-weight="bold" officeooo:rsid="001aad85" style:font-weight-asian="bold" style:font-weight-complex="bold"/>
    </style:style>
    <style:style style:name="T9" style:family="text">
      <style:text-properties fo:font-weight="normal" officeooo:rsid="000ffb2b" style:font-weight-asian="norm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escription" text:name="py3o.objects.name"/>
        <text:user-field-decl office:value-type="string" office:string-value="Display Name" text:name="py3o.objects.display_name"/>
        <text:user-field-decl office:value-type="string" office:string-value="Emloyee" text:name="py3o.objects.employee_id.name"/>
        <text:user-field-decl office:value-type="string" office:string-value="department" text:name="py3o.objects.department_id.name"/>
        <text:user-field-decl office:value-type="string" office:string-value="date_from" text:name="py3o.objects.date_from"/>
        <text:user-field-decl office:value-type="string" office:string-value="date_to" text:name="py3o.objects.date_to"/>
        <text:user-field-decl office:value-type="string" office:string-value="number_of_days_temp" text:name="py3o.objects.number_of_days_temp"/>
        <text:user-field-decl office:value-type="string" office:string-value="report_note" text:name="py3o.objects.report_note"/>
      </text:user-field-decls>
      <text:p text:style-name="P3"><text:user-field-get text:name="py3o.objects.display_name">Display Name</text:user-field-get></text:p>
      <text:p text:style-name="P2"><draw:frame draw:style-name="fr1" draw:name="py3o.image(b64decode(objects.employee_id.image), 'png', width='2cm', height='2cm')" text:anchor-type="char" svg:x="5.9346in" svg:y="0.1366in" svg:width="0.8374in" draw:z-index="0"><draw:text-box fo:min-height="0.4472in"><text:p text:style-name="Frame_20_contents"/></draw:text-box></draw:frame></text:p>
      <text:p text:style-name="P6"><text:span text:style-name="T6">Description</text:span><text:span text:style-name="T9">:</text:span><text:span text:style-name="T1"> </text:span><text:user-field-get text:name="py3o.objects.name">Description</text:user-field-get></text:p>
      <text:p text:style-name="P6"/>
      <text:p text:style-name="P7"><text:span text:style-name="T5">Employee</text:span>: <text:user-field-get text:name="py3o.objects.employee_id.name">Emloyee</text:user-field-get></text:p>
      <text:p text:style-name="P8"><text:span text:style-name="T5">Department</text:span>: <text:user-field-get text:name="py3o.objects.department_id.name">department</text:user-field-get></text:p>
      <text:p text:style-name="P9"><text:span text:style-name="T7">From</text:span><text:span text:style-name="T3"> </text:span><text:span text:style-name="T7">Date</text:span>: <text:user-field-get text:name="py3o.objects.date_from">date_from</text:user-field-get> <text:s/></text:p>
      <text:p text:style-name="P9"><text:span text:style-name="T7">To</text:span><text:span text:style-name="T3"> </text:span><text:span text:style-name="T7">Date</text:span><text:span text:style-name="T3">: </text:span><text:user-field-get text:name="py3o.objects.date_to">date_to</text:user-field-get></text:p>
      <text:p text:style-name="P10"><text:span text:style-name="T7">Number Of Days</text:span>: <text:user-field-get text:name="py3o.objects.number_of_days_temp">number_of_days_temp</text:user-field-get></text:p>
      <text:p text:style-name="P10"/>
      <text:p text:style-name="P11"><text:span text:style-name="T8">Note</text:span>: <text:user-field-get text:name="py3o.objects.report_note">report_note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1:11:24.791934295</meta:creation-date>
    <dc:date>2017-07-11T18:11:29.531564523</dc:date>
    <meta:editing-duration>PT1H57M4S</meta:editing-duration>
    <meta:editing-cycles>32</meta:editing-cycles>
    <meta:generator>LibreOffice/5.3.3.2$Linux_X86_64 LibreOffice_project/30m0$Build-2</meta:generator>
    <meta:document-statistic meta:table-count="0" meta:image-count="0" meta:object-count="0" meta:page-count="1" meta:paragraph-count="8" meta:word-count="20" meta:character-count="165" meta:non-whitespace-character-count="151"/>
  </office:meta>
</office:document-meta>
</file>